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2"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3"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4"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5"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6"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7"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8"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4"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6"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7"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9"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0"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1"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2"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3"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4"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5"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6"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7"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8"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T1" style:family="text">
      <style:text-properties loext:padding="0cm" loext:border="none"/>
    </style:style>
    <style:style style:name="T2" style:family="text">
      <style:text-properties fo:font-weight="bold" loext:padding="0cm" loext:border="none"/>
    </style:style>
    <style:style style:name="T3" style:family="text">
      <style:text-properties fo:color="#1f1f1f" loext:opacity="100%" style:font-name="Google Sans Text"/>
    </style:style>
    <style:style style:name="T4" style:family="text">
      <style:text-properties fo:color="#1f1f1f" loext:opacity="100%" style:font-name="Google Sans Text" fo:font-weight="bold" loext:padding="0cm" loext:border="none"/>
    </style:style>
    <style:style style:name="T5" style:family="text">
      <style:text-properties fo:color="#444746" loext:opacity="100%" style:font-name="Google Sans Text" loext:padding="0cm" loext:border="none"/>
    </style:style>
    <style:style style:name="T6" style:family="text">
      <style:text-properties officeooo:rsid="00078ef1"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text:p>
      <text:section text:style-name="Sect1" text:name="model-response-message-contentr_7050fc8f31171bf1">
        <text:p text:style-name="Horizontal_20_Line"/>
        <text:h text:style-name="P1" text:outline-level="1">RAPPORT DE STAGE : Smart Flow &amp; Prédictive Performance</text:h>
        <text:p text:style-name="P10"><text:bookmark text:name="p-rc_d2b14175511833aa-190"/><text:span text:style-name="T2">NOM :</text:span><text:span text:style-name="T1"> NATHAN KAMGO <text:line-break/></text:span><text:span text:style-name="T2">FORMATION :</text:span><text:span text:style-name="T1"> Génie Informatique <text:line-break/></text:span><text:span text:style-name="T2">ANNÉE :</text:span><text:span text:style-name="T1"> Année universitaire 2025 - 2026 </text:span></text:p>
        <text:p text:style-name="P10"><text:bookmark text:name="p-rc_d2b14175511833aa-191"/><text:span text:style-name="T2">ENTREPRISE :</text:span><text:span text:style-name="T1"> IMEDIATIS <text:line-break/></text:span><text:span text:style-name="T2">ADRESSE :</text:span><text:span text:style-name="T1"> Mak</text:span><text:span text:style-name="T6">e</text:span><text:span text:style-name="T1">pe Bloc M <text:line-break/></text:span><text:span text:style-name="T2">DATES DU STAGE :</text:span><text:span text:style-name="T1"> Du 5 Janvier 2026 au 16 Mars 2026 </text:span></text:p>
        <text:p text:style-name="P10"><text:bookmark text:name="p-rc_d2b14175511833aa-192"/><text:span text:style-name="T2">MAÎTRE DE STAGE :</text:span><text:span text:style-name="T1"> M </text:span><text:span text:style-name="T6">Manfred MOUKATE</text:span><text:span text:style-name="T1"> <text:line-break/></text:span><text:span text:style-name="T2">TUTEUR DE STAGE :</text:span><text:span text:style-name="T1"> Pr Paul Bernard </text:span></text:p>
        <text:p text:style-name="Horizontal_20_Line"/>
        <text:h text:style-name="P2" text:outline-level="2">1. REMERCIEMENTS</text:h>
        <text:p text:style-name="P10"><text:bookmark text:name="p-rc_d2b14175511833aa-193"/><text:span text:style-name="T1">Je tiens tout d'abord à exprimer ma gratitude envers mon tuteur de stage, le Pr Paul Bernard. Son soutien, ses conseils éclairés et son encadrement ont été essentiels tout au long de mon parcours universitaire. Je souhaite également exprimer mes sincères remerciements à Mme Sophie Martin, mon maître de stage chez IMEDIATIS. Son mentorat a été déterminant pour la réussite de ce stage. Enfin, je voudrais remercier l'ensemble des employés de IMEDIATIS pour leur accueil chaleureux. Leur expertise et leur passion pour leur travail m'ont beaucoup inspiré.</text:span></text:p>
        <text:p text:style-name="Horizontal_20_Line"/>
        <text:h text:style-name="P2" text:outline-level="2">2. INTRODUCTION</text:h>
        <text:p text:style-name="P10"><text:bookmark text:name="p-rc_d2b14175511833aa-194"/><text:span text:style-name="T1">Actuellement en deuxième année de Génie Informatique à l'IUT, j'ai eu l'opportunité de réaliser un stage chez IMEDIATIS. Ce rapport est le fruit de mon immersion au sein de l'entreprise du 05/01/2026 au 16/03/2026. L'objectif principal était de mettre en application mes compétences académiques et de les enrichir avec une expérience professionnelle concrète. Ce projet visait à découvrir le fonctionnement d'une entreprise innovante et à améliorer mes compétences techniques en développement logiciel.</text:span></text:p>
        <text:p text:style-name="Horizontal_20_Line"/>
        <text:h text:style-name="P2" text:outline-level="2">3. PRÉSENTATION DE L'ENTREPRISE</text:h>
        <text:p text:style-name="P10"><text:bookmark text:name="p-rc_d2b14175511833aa-195"/><text:soft-page-break/><text:span text:style-name="T1">IMEDIATIS, fondée en 20</text:span><text:span text:style-name="T6">1</text:span><text:span text:style-name="T1">8, est une entreprise située à Mak</text:span><text:span text:style-name="T6">e</text:span><text:span text:style-name="T1">pe spécialisée dans le secteur numérique. L'entreprise compte aujourd'hui plus de 200 employés. L'équipe est organisée en plusieurs départements, dont le développement, le marketing, les ventes, le support client et les ressources humaines. La culture de IMEDIATIS est centrée sur l'innovation, la collaboration et la satisfaction du client.</text:span></text:p>
        <text:p text:style-name="Horizontal_20_Line"/>
        <text:h text:style-name="P2" text:outline-level="2">4. MISSIONS ET TÂCHES RÉALISÉES</text:h>
        <text:p text:style-name="P10"><text:bookmark text:name="p-rc_d2b14175511833aa-196"/><text:span text:style-name="T1">Durant mon stage, j'ai occupé le poste de stagiaire en génie informatique. Mes missions principales ont été :</text:span></text:p>
        <text:list text:style-name="L1">
          <text:list-item>
            <text:p text:style-name="P19"><text:bookmark text:name="p-rc_d2b14175511833aa-197"/><text:span text:style-name="T2">Participation à des projets d'équipe</text:span><text:span text:style-name="T1"> : Contribution aux phases de développement du logiciel de gestion des flux.</text:span></text:p>
          </text:list-item>
          <text:list-item>
            <text:p text:style-name="P19"><text:bookmark text:name="p-rc_d2b14175511833aa-198"/><text:span text:style-name="T2">Recherche et résolution de problèmes</text:span><text:span text:style-name="T1"> : Identification et résolution de bugs techniques via l'analyse de rapports et de tests produits.</text:span></text:p>
          </text:list-item>
          <text:list-item>
            <text:p text:style-name="P19"><text:bookmark text:name="p-rc_d2b14175511833aa-199"/><text:span text:style-name="T2">Assistance aux utilisateurs</text:span><text:span text:style-name="T1"> : Collaboration avec l'équipe de support pour aider les utilisateurs à comprendre les outils prédictifs.</text:span></text:p>
          </text:list-item>
          <text:list-item>
            <text:p text:style-name="P19"><text:bookmark text:name="p-rc_d2b14175511833aa-200"/><text:span text:style-name="T2">Formation continue</text:span><text:span text:style-name="T1"> : Participation à des réunions internes pour rester à jour sur les dernières avancées technologiques.</text:span></text:p>
          </text:list-item>
        </text:list>
        <text:p text:style-name="Horizontal_20_Line"/>
        <text:h text:style-name="P2" text:outline-level="2">5. BILAN DU STAGE</text:h>
        <text:p text:style-name="P10"><text:bookmark text:name="p-rc_d2b14175511833aa-201"/><text:span text:style-name="T1">Ce stage a été une expérience incroyablement enrichissante, tant sur le plan professionnel que personnel.</text:span></text:p>
        <text:list text:style-name="L2">
          <text:list-item>
            <text:p text:style-name="P23"><text:bookmark text:name="p-rc_d2b14175511833aa-202"/><text:span text:style-name="T2">Compétences acquises</text:span><text:span text:style-name="T1"> : J'ai pu approfondir la mise en pratique de concepts théoriques abordés en cours, notamment en analyse de données et en programmation Python.</text:span></text:p>
          </text:list-item>
          <text:list-item>
            <text:p text:style-name="P23"><text:bookmark text:name="p-rc_d2b14175511833aa-203"/><text:span text:style-name="T2">Impact sur l'entreprise</text:span><text:span text:style-name="T1"> : J'ai eu le sentiment d'avoir un impact réel et positif au sein de l'équipe grâce aux outils développés.</text:span></text:p>
          </text:list-item>
          <text:list-item>
            <text:p text:style-name="P23"><text:bookmark text:name="p-rc_d2b14175511833aa-204"/><text:span text:style-name="T2">Développement personnel</text:span><text:span text:style-name="T1"> : J'ai gagné en confiance et en autonomie, ce qui m'a permis d'affiner mon projet professionnel.</text:span></text:p>
          </text:list-item>
        </text:list>
        <text:p text:style-name="Horizontal_20_Line"/>
        <text:h text:style-name="P2" text:outline-level="2">6. CONCLUSION</text:h>
        <text:p text:style-name="P10"><text:bookmark text:name="p-rc_d2b14175511833aa-205"/><text:span text:style-name="T1">Mon stage chez IMEDIATIS a été une expérience profondément formatrice. Il m'a permis de comprendre les compétences techniques que je dois encore développer et m'a offert une précieuse occasion de découvrir le monde professionnel. En somme, je suis sorti de ce stage plus confiant et prêt à relever de nouveaux défis dans ma future carrière.</text:span></text:p>
        <text:p text:style-name="Horizontal_20_Line"/>
        <text:h text:style-name="P2" text:outline-level="2"><text:soft-page-break/>7. ANNEXES</text:h>
        <text:list text:style-name="L3">
          <text:list-item>
            <text:p text:style-name="P26"><text:bookmark text:name="p-rc_d2b14175511833aa-206"/><text:span text:style-name="T2">Annexe 1</text:span><text:span text:style-name="T1"> : Organigramme de l'entreprise.</text:span></text:p>
          </text:list-item>
          <text:list-item>
            <text:p text:style-name="P26"><text:bookmark text:name="p-rc_d2b14175511833aa-207"/><text:span text:style-name="T2">Annexe 2</text:span><text:span text:style-name="T1"> : Documentation technique du système "Smart Flow".</text:span></text:p>
          </text:list-item>
          <text:list-item>
            <text:p text:style-name="P26"><text:bookmark text:name="p-rc_d2b14175511833aa-208"/><text:span text:style-name="T2">Annexe 3</text:span><text:span text:style-name="T1"> : Évaluations de mon maître de stage.</text:span></text:p>
          </text:list-item>
        </text:list>
        <text:p text:style-name="Horizontal_20_Line"/>
        <text:p text:style-name="P29"/>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13:37:09.897810780</meta:creation-date>
    <dc:date>2026-03-03T13:58:41.077802829</dc:date>
    <meta:editing-duration>PT11M12S</meta:editing-duration>
    <meta:editing-cycles>2</meta:editing-cycles>
    <meta:generator>LibreOffice/24.2.7.2$Linux_X86_64 LibreOffice_project/420$Build-2</meta:generator>
    <meta:document-statistic meta:table-count="0" meta:image-count="0" meta:object-count="0" meta:page-count="3" meta:paragraph-count="27" meta:word-count="554" meta:character-count="3526" meta:non-whitespace-character-count="3001"/>
  </office:meta>
</office:document-meta>
</file>